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418401</text:p>
          </table:table-cell>
          <table:table-cell office:value-type="string" calcext:value-type="string">
            <text:p>2025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93496" calcext:value-type="float">
            <text:p>51.59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8401</text:p>
          </table:table-cell>
          <table:table-cell office:value-type="string" calcext:value-type="string">
            <text:p>2024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05104" calcext:value-type="float">
            <text:p>51.50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8401</text:p>
          </table:table-cell>
          <table:table-cell office:value-type="string" calcext:value-type="string">
            <text:p>2023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11912" calcext:value-type="float">
            <text:p>51.11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8401</text:p>
          </table:table-cell>
          <table:table-cell office:value-type="string" calcext:value-type="string">
            <text:p>2022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63144" calcext:value-type="float">
            <text:p>51.06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8401</text:p>
          </table:table-cell>
          <table:table-cell office:value-type="string" calcext:value-type="string">
            <text:p>2021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61264" calcext:value-type="float">
            <text:p>51.26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8401</text:p>
          </table:table-cell>
          <table:table-cell office:value-type="string" calcext:value-type="string">
            <text:p>2020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16256" calcext:value-type="float">
            <text:p>50.81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8401</text:p>
          </table:table-cell>
          <table:table-cell office:value-type="string" calcext:value-type="string">
            <text:p>2019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7488" calcext:value-type="float">
            <text:p>50.4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8401</text:p>
          </table:table-cell>
          <table:table-cell office:value-type="string" calcext:value-type="string">
            <text:p>2018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90704" calcext:value-type="float">
            <text:p>50.59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8401</text:p>
          </table:table-cell>
          <table:table-cell office:value-type="string" calcext:value-type="string">
            <text:p>2016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74496" calcext:value-type="float">
            <text:p>51.97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8401</text:p>
          </table:table-cell>
          <table:table-cell office:value-type="string" calcext:value-type="string">
            <text:p>2015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13408" calcext:value-type="float">
            <text:p>52.41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8401</text:p>
          </table:table-cell>
          <table:table-cell office:value-type="string" calcext:value-type="string">
            <text:p>2014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46224" calcext:value-type="float">
            <text:p>52.84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8401</text:p>
          </table:table-cell>
          <table:table-cell office:value-type="string" calcext:value-type="string">
            <text:p>2013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25472" calcext:value-type="float">
            <text:p>52.92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8401</text:p>
          </table:table-cell>
          <table:table-cell office:value-type="string" calcext:value-type="string">
            <text:p>2012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94992" calcext:value-type="float">
            <text:p>52.89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8401</text:p>
          </table:table-cell>
          <table:table-cell office:value-type="string" calcext:value-type="string">
            <text:p>2011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39672" calcext:value-type="float">
            <text:p>52.23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8401</text:p>
          </table:table-cell>
          <table:table-cell office:value-type="string" calcext:value-type="string">
            <text:p>2011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33704" calcext:value-type="float">
            <text:p>51.73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8401</text:p>
          </table:table-cell>
          <table:table-cell office:value-type="string" calcext:value-type="string">
            <text:p>2009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34288" calcext:value-type="float">
            <text:p>51.83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8401</text:p>
          </table:table-cell>
          <table:table-cell office:value-type="string" calcext:value-type="string">
            <text:p>2009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47192" calcext:value-type="float">
            <text:p>51.44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8401</text:p>
          </table:table-cell>
          <table:table-cell office:value-type="string" calcext:value-type="string">
            <text:p>2008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98296" calcext:value-type="float">
            <text:p>51.89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8401</text:p>
          </table:table-cell>
          <table:table-cell office:value-type="string" calcext:value-type="string">
            <text:p>2007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9784" calcext:value-type="float">
            <text:p>51.2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8401</text:p>
          </table:table-cell>
          <table:table-cell office:value-type="string" calcext:value-type="string">
            <text:p>2006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53416" calcext:value-type="float">
            <text:p>50.95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8401</text:p>
          </table:table-cell>
          <table:table-cell office:value-type="string" calcext:value-type="string">
            <text:p>200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51664" calcext:value-type="float">
            <text:p>50.65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8401</text:p>
          </table:table-cell>
          <table:table-cell office:value-type="string" calcext:value-type="string">
            <text:p>2004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60224" calcext:value-type="float">
            <text:p>50.56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8401</text:p>
          </table:table-cell>
          <table:table-cell office:value-type="string" calcext:value-type="string">
            <text:p>2003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27408" calcext:value-type="float">
            <text:p>50.12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8401</text:p>
          </table:table-cell>
          <table:table-cell office:value-type="string" calcext:value-type="string">
            <text:p>2002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15344" calcext:value-type="float">
            <text:p>49.61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8401</text:p>
          </table:table-cell>
          <table:table-cell office:value-type="string" calcext:value-type="string">
            <text:p>2001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77016" calcext:value-type="float">
            <text:p>49.27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8401</text:p>
          </table:table-cell>
          <table:table-cell office:value-type="string" calcext:value-type="string">
            <text:p>2000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9848" calcext:value-type="float">
            <text:p>48.7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8401</text:p>
          </table:table-cell>
          <table:table-cell office:value-type="string" calcext:value-type="string">
            <text:p>1999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488" calcext:value-type="float">
            <text:p>47.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8401</text:p>
          </table:table-cell>
          <table:table-cell office:value-type="string" calcext:value-type="string">
            <text:p>1998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53016" calcext:value-type="float">
            <text:p>47.75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8401</text:p>
          </table:table-cell>
          <table:table-cell office:value-type="string" calcext:value-type="string">
            <text:p>1997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98864" calcext:value-type="float">
            <text:p>47.29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8401</text:p>
          </table:table-cell>
          <table:table-cell office:value-type="string" calcext:value-type="string">
            <text:p>1996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3252" calcext:value-type="float">
            <text:p>46.83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8401</text:p>
          </table:table-cell>
          <table:table-cell office:value-type="string" calcext:value-type="string">
            <text:p>1995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0956" calcext:value-type="float">
            <text:p>46.00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8401</text:p>
          </table:table-cell>
          <table:table-cell office:value-type="string" calcext:value-type="string">
            <text:p>1994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39" calcext:value-type="float">
            <text:p>45.3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8401</text:p>
          </table:table-cell>
          <table:table-cell office:value-type="string" calcext:value-type="string">
            <text:p>1993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19544" calcext:value-type="float">
            <text:p>45.11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8401</text:p>
          </table:table-cell>
          <table:table-cell office:value-type="string" calcext:value-type="string">
            <text:p>1992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91528" calcext:value-type="float">
            <text:p>44.99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8401</text:p>
          </table:table-cell>
          <table:table-cell office:value-type="string" calcext:value-type="string">
            <text:p>1991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04304" calcext:value-type="float">
            <text:p>45.10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8401</text:p>
          </table:table-cell>
          <table:table-cell office:value-type="string" calcext:value-type="string">
            <text:p>1990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43928" calcext:value-type="float">
            <text:p>45.14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8401</text:p>
          </table:table-cell>
          <table:table-cell office:value-type="string" calcext:value-type="string">
            <text:p>1989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8472" calcext:value-type="float">
            <text:p>45.3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8401</text:p>
          </table:table-cell>
          <table:table-cell office:value-type="string" calcext:value-type="string">
            <text:p>1988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2856" calcext:value-type="float">
            <text:p>45.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8401</text:p>
          </table:table-cell>
          <table:table-cell office:value-type="string" calcext:value-type="string">
            <text:p>1987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82712" calcext:value-type="float">
            <text:p>46.08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8401</text:p>
          </table:table-cell>
          <table:table-cell office:value-type="string" calcext:value-type="string">
            <text:p>1986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03336" calcext:value-type="float">
            <text:p>46.50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8401</text:p>
          </table:table-cell>
          <table:table-cell office:value-type="string" calcext:value-type="string">
            <text:p>1985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4588" calcext:value-type="float">
            <text:p>47.04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8401</text:p>
          </table:table-cell>
          <table:table-cell office:value-type="string" calcext:value-type="string">
            <text:p>1984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8304" calcext:value-type="float">
            <text:p>47.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8401</text:p>
          </table:table-cell>
          <table:table-cell office:value-type="string" calcext:value-type="string">
            <text:p>1983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87968" calcext:value-type="float">
            <text:p>46.9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8401</text:p>
          </table:table-cell>
          <table:table-cell office:value-type="string" calcext:value-type="string">
            <text:p>1982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12224" calcext:value-type="float">
            <text:p>47.51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8401</text:p>
          </table:table-cell>
          <table:table-cell office:value-type="string" calcext:value-type="string">
            <text:p>1981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80448" calcext:value-type="float">
            <text:p>47.78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8401</text:p>
          </table:table-cell>
          <table:table-cell office:value-type="string" calcext:value-type="string">
            <text:p>1980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916" calcext:value-type="float">
            <text:p>47.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8401</text:p>
          </table:table-cell>
          <table:table-cell office:value-type="string" calcext:value-type="string">
            <text:p>1979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916" calcext:value-type="float">
            <text:p>47.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8401</text:p>
          </table:table-cell>
          <table:table-cell office:value-type="string" calcext:value-type="string">
            <text:p>1979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3732" calcext:value-type="float">
            <text:p>47.13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8401</text:p>
          </table:table-cell>
          <table:table-cell office:value-type="string" calcext:value-type="string">
            <text:p>1978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5256" calcext:value-type="float">
            <text:p>47.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8401</text:p>
          </table:table-cell>
          <table:table-cell office:value-type="string" calcext:value-type="string">
            <text:p>1977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5924" calcext:value-type="float">
            <text:p>47.25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8401</text:p>
          </table:table-cell>
          <table:table-cell office:value-type="string" calcext:value-type="string">
            <text:p>1976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8868" calcext:value-type="float">
            <text:p>46.58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8401</text:p>
          </table:table-cell>
          <table:table-cell office:value-type="string" calcext:value-type="string">
            <text:p>1975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77072" calcext:value-type="float">
            <text:p>46.67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8401</text:p>
          </table:table-cell>
          <table:table-cell office:value-type="string" calcext:value-type="string">
            <text:p>1974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24928" calcext:value-type="float">
            <text:p>45.52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8401</text:p>
          </table:table-cell>
          <table:table-cell office:value-type="string" calcext:value-type="string">
            <text:p>1973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60792" calcext:value-type="float">
            <text:p>45.96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8401</text:p>
          </table:table-cell>
          <table:table-cell office:value-type="string" calcext:value-type="string">
            <text:p>1972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3168" calcext:value-type="float">
            <text:p>47.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8401</text:p>
          </table:table-cell>
          <table:table-cell office:value-type="string" calcext:value-type="string">
            <text:p>1971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48728" calcext:value-type="float">
            <text:p>45.44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8401</text:p>
          </table:table-cell>
          <table:table-cell office:value-type="string" calcext:value-type="string">
            <text:p>1970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43344" calcext:value-type="float">
            <text:p>45.04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8401</text:p>
          </table:table-cell>
          <table:table-cell office:value-type="string" calcext:value-type="string">
            <text:p>1969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96072" calcext:value-type="float">
            <text:p>46.29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8401</text:p>
          </table:table-cell>
          <table:table-cell office:value-type="string" calcext:value-type="string">
            <text:p>1968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10856" calcext:value-type="float">
            <text:p>45.71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8401</text:p>
          </table:table-cell>
          <table:table-cell office:value-type="string" calcext:value-type="string">
            <text:p>1966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532" calcext:value-type="float">
            <text:p>44.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8401</text:p>
          </table:table-cell>
          <table:table-cell office:value-type="string" calcext:value-type="string">
            <text:p>1965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90944" calcext:value-type="float">
            <text:p>44.89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8401</text:p>
          </table:table-cell>
          <table:table-cell office:value-type="string" calcext:value-type="string">
            <text:p>1964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7492" calcext:value-type="float">
            <text:p>43.1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8401</text:p>
          </table:table-cell>
          <table:table-cell office:value-type="string" calcext:value-type="string">
            <text:p>1963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816" calcext:value-type="float">
            <text:p>43.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8401</text:p>
          </table:table-cell>
          <table:table-cell office:value-type="string" calcext:value-type="string">
            <text:p>1962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80688" calcext:value-type="float">
            <text:p>42.0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8401</text:p>
          </table:table-cell>
          <table:table-cell office:value-type="string" calcext:value-type="string">
            <text:p>1961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61232" calcext:value-type="float">
            <text:p>41.8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8401</text:p>
          </table:table-cell>
          <table:table-cell office:value-type="string" calcext:value-type="string">
            <text:p>1960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28288" calcext:value-type="float">
            <text:p>41.9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8401</text:p>
          </table:table-cell>
          <table:table-cell office:value-type="string" calcext:value-type="string">
            <text:p>1959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48" calcext:value-type="float">
            <text:p>41.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8401</text:p>
          </table:table-cell>
          <table:table-cell office:value-type="string" calcext:value-type="string">
            <text:p>1958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60904" calcext:value-type="float">
            <text:p>40.7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8401</text:p>
          </table:table-cell>
          <table:table-cell office:value-type="string" calcext:value-type="string">
            <text:p>1957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65376" calcext:value-type="float">
            <text:p>39.9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8401</text:p>
          </table:table-cell>
          <table:table-cell office:value-type="string" calcext:value-type="string">
            <text:p>1956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668" calcext:value-type="float">
            <text:p>39.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0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462" meta:object-count="0"/>
    <meta:user-defined meta:name="AppVersion">3.0</meta:user-defined>
  </office:meta>
</office:document-meta>
</file>